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B4000005B7BAF66E5C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501cm" table:align="margins"/>
    </style:style>
    <style:style style:name="Table1.A" style:family="table-column">
      <style:table-column-properties style:column-width="15.501cm" style:rel-column-width="65535*"/>
    </style:style>
    <style:style style:name="Table1.A1" style:family="table-cell">
      <style:table-cell-properties fo:padding="0cm" fo:border="none"/>
    </style:style>
    <style:style style:name="Table3" style:family="table">
      <style:table-properties style:width="15.505cm" fo:margin-left="0cm" table:align="left"/>
    </style:style>
    <style:style style:name="Table3.A" style:family="table-column">
      <style:table-column-properties style:column-width="9.895cm"/>
    </style:style>
    <style:style style:name="Table3.B" style:family="table-column">
      <style:table-column-properties style:column-width="2.461cm"/>
    </style:style>
    <style:style style:name="Table3.C" style:family="table-column">
      <style:table-column-properties style:column-width="3.1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language="es" fo:country="ES" fo:font-weight="normal" officeooo:paragraph-rsid="003d6f54" style:letter-kerning="true" style:font-name-asian="Times New Roman" style:language-asian="es" style:country-asian="ES" style:font-weight-asian="normal" style:font-name-complex="Calibri1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margin-left="0.065cm" fo:margin-right="0cm" fo:line-height="150%" fo:text-align="start" style:justify-single-word="false" fo:text-indent="0cm" style:auto-text-indent="false" style:text-autospace="none" style:snap-to-layout-grid="false" style:writing-mode="lr-tb"/>
      <style:text-properties style:text-outline="false" style:text-line-through-style="none" style:font-name="Calibri" fo:font-size="10pt" fo:font-style="normal" fo:text-shadow="none" style:text-underline-style="none" fo:font-weight="normal" officeooo:rsid="00155826" officeooo:paragraph-rsid="003d6f54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.065cm" fo:margin-right="0cm" fo:line-height="150%" fo:text-align="justify" style:justify-single-word="false" fo:text-indent="0cm" style:auto-text-indent="false" style:snap-to-layout-grid="false"/>
      <style:text-properties style:font-name="Calibri" officeooo:paragraph-rsid="003a654e"/>
    </style:style>
    <style:style style:name="P4" style:family="paragraph" style:parent-style-name="Contenido_20_de_20_la_20_tabla">
      <style:paragraph-properties fo:margin-left="0.065cm" fo:margin-right="0cm" fo:line-height="150%" fo:text-align="justify" style:justify-single-word="false" fo:text-indent="0cm" style:auto-text-indent="false" style:snap-to-layout-grid="false"/>
      <style:text-properties style:font-name="Calibri" officeooo:paragraph-rsid="0045de19" style:font-name-complex="Arial1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style:font-size-asian="10pt" style:font-name-complex="Arial1" style:font-size-complex="10pt"/>
    </style:style>
    <style:style style:name="P7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11pt" fo:language="es" fo:country="ES" fo:font-weight="bold" officeooo:paragraph-rsid="003d6f54" style:letter-kerning="true" style:font-name-asian="Times New Roman" style:font-size-asian="11pt" style:language-asian="es" style:country-asian="ES" style:font-weight-asian="bold" style:font-name-complex="Calibri1" style:font-size-complex="11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11pt" fo:language="es" fo:country="ES" fo:font-weight="bold" officeooo:rsid="00555332" officeooo:paragraph-rsid="00555332" style:letter-kerning="true" style:font-name-asian="Times New Roman" style:font-size-asian="11pt" style:language-asian="es" style:country-asian="ES" style:font-weight-asian="bold" style:font-name-complex="Calibri1" style:font-size-complex="11pt" style:font-weight-complex="bold" fo:hyphenate="true" fo:hyphenation-remain-char-count="2" fo:hyphenation-push-char-count="2"/>
    </style:style>
    <style:style style:name="P9" style:family="paragraph" style:parent-style-name="Contenido_20_de_20_la_20_tabla" style:master-pag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style:page-number="auto" style:snap-to-layout-grid="false"/>
      <style:text-properties style:text-outline="false" style:text-line-through-style="none" style:font-name="Calibri" fo:font-size="10pt" fo:font-style="normal" fo:text-shadow="none" style:text-underline-style="none" fo:font-weight="normal" officeooo:rsid="00155826" officeooo:paragraph-rsid="00399647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-asian="Arial1" style:font-name-complex="Aria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officeooo:rsid="001ac5e0" style:font-name-asian="Arial1" style:font-weight-asian="bold" style:font-weight-complex="bold"/>
    </style:style>
    <style:style style:name="T4" style:family="text">
      <style:text-properties fo:color="#000000" fo:font-weight="bold" officeooo:rsid="0045de19" style:font-weight-asian="bold" style:font-weight-complex="bold"/>
    </style:style>
    <style:style style:name="T5" style:family="text">
      <style:text-properties fo:color="#000000" fo:font-weight="bold" officeooo:rsid="00503772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2pt" fo:font-style="normal" fo:text-shadow="none" style:text-underline-style="none" fo:font-weight="normal" officeooo:rsid="002d1658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size="12pt" fo:font-style="normal" fo:text-shadow="none" style:text-underline-style="none" fo:font-weight="normal" officeooo:rsid="00555332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complex="Arial1"/>
    </style:style>
    <style:style style:name="T10" style:family="text">
      <style:text-properties officeooo:rsid="003a654e" style:font-name-complex="Arial1"/>
    </style:style>
    <style:style style:name="T11" style:family="text">
      <style:text-properties officeooo:rsid="004c374c"/>
    </style:style>
    <style:style style:name="T12" style:family="text">
      <style:text-properties officeooo:rsid="0057ec6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/>
          </table:table-cell>
        </table:table-row>
      </table:table>
      <text:p text:style-name="P4"><text:span text:style-name="T8">-------------------------</text:span><text:span text:style-name="T2">CERTIFICO</text:span><text:span text:style-name="T8">:</text:span> QUE, l<text:span text:style-name="T11">as personas</text:span> que a continuación se detallan, contratados sin relación de dependencia por <text:span text:style-name="T4">EXPTE. Nº </text:span><text:span text:style-name="T5">6550-</text:span><text:span text:style-name="T3"><text:text-input text:description="$expediente">$expediente</text:text-input></text:span>, han prestado servicios en forma real y efectiva en el Hospital Escuela de Agudos “DR. Ramón Madariaga” durante el Mes de <text:text-input text:description="$mes">$mes</text:text-input><text:span text:style-name="T6"> de </text:span><text:span text:style-name="T6"><text:text-input text:description="$anio">$anio</text:text-input></text:span><text:span text:style-name="T6"> </text:span><text:span text:style-name="T7">según lo detallado a continuación</text:span>.-------------------------------------------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APELLIDO Y NOMBRE</text:p>
          </table:table-cell>
          <table:table-cell table:style-name="Table3.A1" office:value-type="string">
            <text:p text:style-name="P7">D.N.I</text:p>
          </table:table-cell>
          <table:table-cell table:style-name="Table3.C1" office:value-type="string">
            <text:p text:style-name="P8">PORCE<text:span text:style-name="T12">N</text:span>TAJE TRABAJADO</text:p>
          </table:table-cell>
        </table:table-row>
        <table:table-row>
          <table:table-cell table:style-name="Table3.A2" office:value-type="string">
            <text:p text:style-name="P1"><text:text-input text:description="$listado.Nombre">$listado.Nombre</text:text-input></text:p>
          </table:table-cell>
          <table:table-cell table:style-name="Table3.A2" office:value-type="string">
            <text:p text:style-name="P1"><text:text-input text:description="$listado.Dni">$listado.Dni</text:text-input></text:p>
          </table:table-cell>
          <table:table-cell table:style-name="Table3.C2" office:value-type="string">
            <text:p text:style-name="P1"><text:text-input text:description="$listado.Porcentaje">$listado.Porcentaje</text:text-input></text:p>
          </table:table-cell>
        </table:table-row>
      </table:table>
      <text:p text:style-name="P9"/>
      <text:p text:style-name="P2"/>
      <text:p text:style-name="P3"><text:span text:style-name="T9">-------------------------SE extiende la presente en Posadas, Capital de la Provincia de Misiones, a </text:span><text:span text:style-name="T10">los </text:span><text:span text:style-name="T10"><text:text-input text:description="$ultimodia">$ultimodia</text:text-input></text:span><text:span text:style-name="T1"> </text:span><text:span text:style-name="T9">días</text:span><text:span text:style-name="T1"> </text:span><text:span text:style-name="T9">del</text:span><text:span text:style-name="T1"> </text:span><text:span text:style-name="T9">mes</text:span><text:span text:style-name="T1"> </text:span><text:span text:style-name="T9">de</text:span><text:span text:style-name="T1"> </text:span><text:span text:style-name="T6"><text:text-input text:description="$mes">$mes</text:text-input></text:span><text:span text:style-name="T1"> </text:span><text:span text:style-name="T9">del</text:span><text:span text:style-name="T1"> </text:span><text:span text:style-name="T6"><text:text-input text:description="$anio">$anio</text:text-input></text:span><text:span text:style-name="T9">, a los efectos de ser presentado ante las autoridades que así la requieran.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char" svg:x="0.642cm" svg:y="-0.296cm" svg:width="3.171cm" svg:height="3.171cm" draw:z-index="0"><draw:image xlink:href="Pictures/10000000000004B4000005B7BAF66E5C.jpg" xlink:type="simple" xlink:show="embed" xlink:actuate="onLoad"/></draw:frame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14-06-03T18:16:10</dc:date>
    <dc:creator>marce </dc:creator>
    <meta:editing-duration>P2DT6H32M33S</meta:editing-duration>
    <meta:editing-cycles>72</meta:editing-cycles>
    <meta:generator>LibreOffice/3.6$Linux_x86 LibreOffice_project/360m1$Build-2</meta:generator>
    <meta:document-statistic meta:table-count="2" meta:image-count="1" meta:object-count="0" meta:page-count="1" meta:paragraph-count="8" meta:word-count="93" meta:character-count="736" meta:non-whitespace-character-count="653"/>
  </office:meta>
</office:document-meta>
</file>